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0.98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64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58.7mm" fo:break-before="auto" style:use-optimal-row-height="true"/>
    </style:style>
    <style:style style:name="ro5" style:family="table-row">
      <style:table-row-properties style:row-height="51.86mm" fo:break-before="auto" style:use-optimal-row-height="true"/>
    </style:style>
    <style:style style:name="ro6" style:family="table-row">
      <style:table-row-properties style:row-height="17.62mm" fo:break-before="auto" style:use-optimal-row-height="true"/>
    </style:style>
    <style:style style:name="ro7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boolean-style style:name="N99">
      <number:boolean/>
    </number:boolean-style>
    <style:style style:name="ce1" style:family="table-cell" style:parent-style-name="Normal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Normal" style:data-style-name="N4">
      <style:table-cell-properties fo:background-color="#c0c0c0" style:text-align-source="fix" style:repeat-content="false" style:vertical-align="top"/>
      <style:paragraph-properties fo:text-align="center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" style:family="table-cell" style:parent-style-name="Normal">
      <style:table-cell-properties style:text-align-source="fix" style:repeat-content="false" style:vertical-align="top"/>
      <style:paragraph-properties fo:text-align="start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" style:family="table-cell" style:parent-style-name="Normal">
      <style:table-cell-properties fo:border-bottom="2.49pt solid #000000" style:text-align-source="fix" style:repeat-content="false" fo:wrap-option="wrap" fo:border-left="none" fo:border-right="none" fo:border-top="2.49pt solid #000000" style:vertical-align="top"/>
      <style:paragraph-properties fo:text-align="start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5" style:family="table-cell" style:parent-style-name="Normal" style:data-style-name="N30">
      <style:table-cell-properties style:text-align-source="fix" style:repeat-content="false" fo:wrap-option="wrap" style:vertical-align="top"/>
      <style:paragraph-properties fo:text-align="start"/>
    </style:style>
    <style:style style:name="ce6" style:family="table-cell" style:parent-style-name="Normal" style:data-style-name="N30">
      <style:table-cell-properties fo:border-bottom="2.49pt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7" style:family="table-cell" style:parent-style-name="Normal">
      <style:table-cell-properties style:text-align-source="fix" style:repeat-content="false" fo:wrap-option="wrap" style:vertical-align="top"/>
      <style:paragraph-properties fo:text-align="start"/>
    </style:style>
    <style:style style:name="ce8" style:family="table-cell" style:parent-style-name="Normal">
      <style:table-cell-properties fo:border-bottom="2.49pt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9" style:family="table-cell" style:parent-style-name="Normal">
      <style:table-cell-properties style:text-align-source="fix" style:repeat-content="false" style:vertical-align="top"/>
      <style:paragraph-properties fo:text-align="end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0" style:family="table-cell" style:parent-style-name="Normal">
      <style:table-cell-properties fo:border-bottom="2.49pt solid #000000" style:text-align-source="fix" style:repeat-content="false" fo:wrap-option="wrap" fo:border-left="none" fo:border-right="none" fo:border-top="2.49pt solid #000000" style:vertical-align="top"/>
      <style:paragraph-properties fo:text-align="end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1" style:family="table-cell" style:parent-style-name="Normal" style:data-style-name="N4">
      <style:table-cell-properties style:text-align-source="fix" style:repeat-content="false" fo:wrap-option="wrap" style:vertical-align="top"/>
      <style:paragraph-properties fo:text-align="end"/>
    </style:style>
    <style:style style:name="ce12" style:family="table-cell" style:parent-style-name="Normal" style:data-style-name="N4">
      <style:table-cell-properties style:text-align-source="fix" style:repeat-content="false" fo:wrap-option="wrap" style:vertical-align="top"/>
      <style:paragraph-properties fo:text-align="end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3" style:family="table-cell" style:parent-style-name="Normal" style:data-style-name="N4">
      <style:table-cell-properties fo:border-bottom="2.49pt solid #000000" style:text-align-source="fix" style:repeat-content="false" fo:wrap-option="wrap" fo:border-left="none" fo:border-right="none" fo:border-top="none" style:vertical-align="top"/>
      <style:paragraph-properties fo:text-align="end"/>
    </style:style>
    <style:style style:name="ce14" style:family="table-cell" style:parent-style-name="Normal" style:data-style-name="N113">
      <style:table-cell-properties style:text-align-source="fix" style:repeat-content="false" fo:wrap-option="wrap" style:vertical-align="top"/>
      <style:paragraph-properties fo:text-align="end"/>
    </style:style>
    <style:style style:name="ce15" style:family="table-cell" style:parent-style-name="Normal" style:data-style-name="N113">
      <style:table-cell-properties fo:border-bottom="2.49pt solid #000000" style:text-align-source="fix" style:repeat-content="false" fo:wrap-option="wrap" fo:border-left="none" fo:border-right="none" fo:border-top="none" style:vertical-align="top"/>
      <style:paragraph-properties fo:text-align="end"/>
    </style:style>
    <style:style style:name="ce16" style:family="table-cell" style:parent-style-name="Normal">
      <style:table-cell-properties fo:border-bottom="2.49pt solid #000000" style:text-align-source="fix" style:repeat-content="false" fo:wrap-option="wrap" fo:border-left="none" fo:border-right="none" fo:border-top="2.49pt solid #000000" style:vertical-align="top"/>
      <style:paragraph-properties fo:text-align="start"/>
      <style:text-properties style:use-window-font-color="true" style:font-name="DejaVu Sans Mono" fo:font-size="8pt" fo:font-weight="normal" style:font-size-asian="8pt" style:font-weight-asian="normal" style:font-size-complex="8pt" style:font-weight-complex="normal"/>
    </style:style>
    <style:style style:name="ce17" style:family="table-cell" style:parent-style-name="Normal" style:data-style-name="N30">
      <style:table-cell-properties style:text-align-source="fix" style:repeat-content="false" fo:wrap-option="wrap" style:vertical-align="top"/>
      <style:paragraph-properties fo:text-align="start"/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ce19" style:family="table-cell" style:parent-style-name="Normal">
      <style:table-cell-properties style:text-align-source="fix" style:repeat-content="false" fo:wrap-option="wrap" style:vertical-align="top"/>
      <style:paragraph-properties fo:text-align="start"/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ce20" style:family="table-cell" style:parent-style-name="Normal">
      <style:table-cell-properties fo:border-bottom="2.49pt solid #000000" style:text-align-source="fix" style:repeat-content="false" fo:wrap-option="wrap" fo:border-left="none" fo:border-right="none" fo:border-top="2.49pt solid #000000" style:vertical-align="top"/>
      <style:paragraph-properties fo:text-align="end"/>
      <style:text-properties style:use-window-font-color="true" style:font-name="DejaVu Sans Mono" fo:font-size="8pt" fo:font-weight="normal" style:font-size-asian="8pt" style:font-weight-asian="normal" style:font-size-complex="8pt" style:font-weight-complex="normal"/>
    </style:style>
    <style:style style:name="ce21" style:family="table-cell" style:parent-style-name="Normal" style:data-style-name="N4">
      <style:table-cell-properties style:text-align-source="fix" style:repeat-content="false" fo:wrap-option="wrap" style:vertical-align="top"/>
      <style:paragraph-properties fo:text-align="end"/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ext-properties fo:color="#212121" style:font-name="DejaVu Sans Mono" fo:font-size="8pt" fo:language="none" fo:country="none" fo:font-weight="normal" style:font-name-asian="Noto Sans" style:font-size-asian="8pt" style:language-asian="none" style:country-asian="none" style:font-weight-asian="normal" style:font-name-complex="Noto Sans" style:font-size-complex="8pt" style:language-complex="none" style:country-complex="none" style:font-weight-complex="normal"/>
    </style:style>
    <style:style style:name="ce23" style:family="table-cell" style:parent-style-name="Default">
      <style:text-properties style:use-window-font-color="true" style:font-name="DejaVu Sans Mono" fo:font-size="8pt" fo:language="lt" fo:country="LT" fo:font-weight="normal" style:font-name-asian="Droid Sans Fallback" style:font-size-asian="8pt" style:language-asian="zh" style:country-asian="CN" style:font-weight-asian="normal" style:font-name-complex="FreeSans" style:font-size-complex="8pt" style:language-complex="hi" style:country-complex="IN" style:font-weight-complex="normal"/>
    </style:style>
    <style:style style:name="ce24" style:family="table-cell" style:parent-style-name="Default" style:data-style-name="N99"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1387_USD" table:style-name="ta1">
        <table:table-column table:style-name="co1" table:number-columns-repeated="6" table:default-cell-style-name="Normal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AB SEB banka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Gedimino pr. 12 Vilnius, Lietuv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Įmonės kodas 112021238 Juridinių asmenų registr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VM mokėtojo kodas LT12021231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BIC CBVILT2X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ąskaitos išrašas</text:p>
          </table:table-cell>
          <table:table-cell table:style-name="Default"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Andrius Kvaraciejus, KIF 0030718<text:line-break/> <text:s text:c="7"/>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aribio g. 28-37, 08103 Vilnius, Lietuv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Įmonės /Asmens kodas 3720501054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ąskaita <text:span text:style-name="T1">LT31 7044 0640 0006 1387 (USD)</text:span></text:p>
            <text:p>        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Laikotarpis nuo <text:span text:style-name="T1">2017-01-01</text:span> iki <text:span text:style-name="T1">2018-01-01</text:span> </text:p>
            <text:p>       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Trumpa forma</text:p>
          </table:table-cell>
          <table:table-cell table:number-columns-repeated="5"/>
        </table:table-row>
        <table:table-row table:style-name="ro3"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Operacijos turinys</text:p>
          </table:table-cell>
          <table:table-cell table:style-name="ce10" office:value-type="string" calcext:value-type="string">
            <text:p>Išlaidos</text:p>
          </table:table-cell>
          <table:table-cell table:style-name="ce10" office:value-type="string" calcext:value-type="string">
            <text:p>Pajamos</text:p>
          </table:table-cell>
          <table:table-cell table:style-name="ce10" office:value-type="string" calcext:value-type="string">
            <text:p>Oficialus valiutos kursas</text:p>
          </table:table-cell>
          <table:table-cell table:style-name="ce10" office:value-type="string" calcext:value-type="string">
            <text:p>Likučio ekvivalentas</text:p>
          </table:table-cell>
        </table:table-row>
        <table:table-row table:style-name="ro4">
          <table:table-cell table:style-name="ce5" office:value-type="date" office:date-value="2017-10-03" calcext:value-type="date">
            <text:p>2017-10-03</text:p>
          </table:table-cell>
          <table:table-cell table:style-name="ce7" office:value-type="string" calcext:value-type="string">
            <text:p>Lėšų įskaitymas: 61044256093840 Indėlio pervedimas į banko sąskaitą, mokėtojas Andrius Kvaraciejus, mok. sąsk. LT507044061044256093 USD, AB SEB bankas, operac. Nr. 0514620171003005100000037</text:p>
          </table:table-cell>
          <table:table-cell table:style-name="ce7"/>
          <table:table-cell table:style-name="ce11" office:value-type="float" office:value="4000" calcext:value-type="float">
            <text:p>4.000,00</text:p>
          </table:table-cell>
          <table:table-cell table:style-name="ce14" office:value-type="float" office:value="1.1744" calcext:value-type="float">
            <text:p>1,17440</text:p>
          </table:table-cell>
          <table:table-cell table:style-name="ce11" office:value-type="float" office:value="3405.99" calcext:value-type="float">
            <text:p>3.405,99</text:p>
          </table:table-cell>
        </table:table-row>
        <table:table-row table:style-name="ro5">
          <table:table-cell table:style-name="ce5" office:value-type="date" office:date-value="2017-10-05" calcext:value-type="date">
            <text:p>2017-10-05</text:p>
          </table:table-cell>
          <table:table-cell table:style-name="ce7" office:value-type="string" calcext:value-type="string">
            <text:p>Lėšų nurašymas: Pirkimas 15 vnt. VP SPY US ISIN US78462F1030 2017 10 05, operac. Nr. 0240420171005000500006739, pervedama suma -3798,35 USD, sąskaitos valiutos keitimo kursas į EUR 1,17870</text:p>
          </table:table-cell>
          <table:table-cell table:style-name="ce11" office:value-type="float" office:value="3798.35" calcext:value-type="float">
            <text:p>3.798,35</text:p>
          </table:table-cell>
          <table:table-cell table:style-name="ce7"/>
          <table:table-cell table:style-name="ce14" office:value-type="float" office:value="1.1787" calcext:value-type="float">
            <text:p>1,17870</text:p>
          </table:table-cell>
          <table:table-cell table:style-name="ce11" office:value-type="float" office:value="3222.49" calcext:value-type="float">
            <text:p>3.222,49</text:p>
          </table:table-cell>
        </table:table-row>
        <table:table-row table:style-name="ro4">
          <table:table-cell table:style-name="ce6" office:value-type="date" office:date-value="2017-12-27" calcext:value-type="date">
            <text:p>2017-12-27</text:p>
          </table:table-cell>
          <table:table-cell table:style-name="ce8" office:value-type="string" calcext:value-type="string">
            <text:p>Lėšų įskaitymas: Pardavimas 15 vnt. VP SPY US ISIN US78462F1030 2017 12 27, AB SEB bankas, operac. Nr. 0240420171227000600001276, pervedama suma 4005,01 USD, sąskaitos valiutos keitimo kursas į EUR 1,18530</text:p>
          </table:table-cell>
          <table:table-cell table:style-name="ce8"/>
          <table:table-cell table:style-name="ce13" office:value-type="float" office:value="4005.01" calcext:value-type="float">
            <text:p>4.005,01</text:p>
          </table:table-cell>
          <table:table-cell table:style-name="ce15" office:value-type="float" office:value="1.1853" calcext:value-type="float">
            <text:p>1,18530</text:p>
          </table:table-cell>
          <table:table-cell table:style-name="ce13" office:value-type="float" office:value="3378.9" calcext:value-type="float">
            <text:p>3.378,90</text:p>
          </table:table-cell>
        </table:table-row>
        <table:table-row table:style-name="ro1">
          <table:table-cell table:number-columns-repeated="6"/>
        </table:table-row>
        <table:table-row table:style-name="ro6">
          <table:table-cell table:style-name="ce7" office:value-type="string" calcext:value-type="string" table:number-columns-spanned="3" table:number-rows-spanned="1">
            <text:p>Informuojame, kad Jūsų lėšos banko sąskaitoje(-se) ir / arba indėlio(-ių) sąskaitoje(-se), kurių bendra suma yra iki 100 000 eurų, yra apdraustos įstatyme nustatyta tvarka. Daugiau informacijos rasite www.seb.lt.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Iš viso lėšų sąskaitos valiuta</text:p>
          </table:table-cell>
          <table:table-cell table:style-name="ce12" office:value-type="float" office:value="3798.35" calcext:value-type="float">
            <text:p>3.798,35</text:p>
          </table:table-cell>
          <table:table-cell table:style-name="ce12" office:value-type="float" office:value="8005.01" calcext:value-type="float">
            <text:p>8.005,0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Likučio ekvivalentas</text:p>
          </table:table-cell>
          <table:table-cell table:style-name="ce12" office:value-type="float" office:value="3222.49" calcext:value-type="float">
            <text:p>3.222,49</text:p>
          </table:table-cell>
          <table:table-cell table:style-name="ce12" office:value-type="float" office:value="6784.89" calcext:value-type="float">
            <text:p>6.784,89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Pradinis likutis sąskaitos valiuta 2017-01-01</text:p>
          </table:table-cell>
          <table:table-cell/>
          <table:table-cell table:style-name="ce12" office:value-type="float" office:value="0.57" calcext:value-type="float">
            <text:p>0,57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Pradinio likučio ekvivalentas</text:p>
          </table:table-cell>
          <table:table-cell/>
          <table:table-cell table:style-name="ce12" office:value-type="float" office:value="0.54" calcext:value-type="float">
            <text:p>0,54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Galutinis likutis sąskaitos valiuta 2018-01-01</text:p>
          </table:table-cell>
          <table:table-cell/>
          <table:table-cell table:style-name="ce12" office:value-type="float" office:value="4207.23" calcext:value-type="float">
            <text:p>4.207,23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Galutinio likučio ekvivalentas</text:p>
          </table:table-cell>
          <table:table-cell/>
          <table:table-cell table:style-name="ce12" office:value-type="float" office:value="3508.07" calcext:value-type="float">
            <text:p>3.508,07</text:p>
          </table:table-cell>
          <table:table-cell table:number-columns-repeated="2"/>
        </table:table-row>
      </table:table>
      <table:table table:name="ForDelete" table:style-name="ta1">
        <table:table-column table:style-name="co1" table:default-cell-style-name="ce18"/>
        <table:table-column table:style-name="co2" table:default-cell-style-name="ce18"/>
        <table:table-column table:style-name="co1" table:number-columns-repeated="2" table:default-cell-style-name="ce18"/>
        <table:table-column table:style-name="co3" table:default-cell-style-name="ce18"/>
        <table:table-column table:style-name="co4" table:default-cell-style-name="ce18"/>
        <table:table-column table:style-name="co1" table:number-columns-repeated="1018" table:default-cell-style-name="ce18"/>
        <table:table-row table:style-name="ro1">
          <table:table-cell table:style-name="ce16" table:number-columns-repeated="2"/>
          <table:table-cell table:style-name="ce20" table:number-columns-repeated="2"/>
          <table:table-cell table:style-name="ce22" table:formula="of:=SUMIF([.E3:.E550];&quot;&gt;0&quot;;[.$C3:.$C554])" office:value-type="float" office:value="0" calcext:value-type="float">
            <text:p>0</text:p>
          </table:table-cell>
          <table:table-cell table:style-name="ce22" table:formula="of:=SUMIF([.F3:.F550];&quot;&gt;0&quot;;[.$C3:.$C554])" office:value-type="float" office:value="0" calcext:value-type="float">
            <text:p>0</text:p>
          </table:table-cell>
          <table:table-cell table:style-name="ce22" table:formula="of:=SUMIF([.G3:.G550];&quot;&gt;0&quot;;[.$C3:.$C5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Data</text:p>
          </table:table-cell>
          <table:table-cell table:style-name="ce16" office:value-type="string" calcext:value-type="string">
            <text:p>Operacijos turinys</text:p>
          </table:table-cell>
          <table:table-cell table:style-name="ce20" office:value-type="string" calcext:value-type="string">
            <text:p>Išlaidos</text:p>
          </table:table-cell>
          <table:table-cell table:style-name="ce20" office:value-type="string" calcext:value-type="string">
            <text:p>Pajamos</text:p>
          </table:table-cell>
          <table:table-cell table:style-name="ce23" office:value-type="string" calcext:value-type="string">
            <text:p>UAB NEO FINANCE</text:p>
          </table:table-cell>
          <table:table-cell table:style-name="ce23" office:value-type="string" calcext:value-type="string">
            <text:p>VP saugojimo ir pervedimo mokesčiai</text:p>
          </table:table-cell>
          <table:table-cell table:style-name="ce23" office:value-type="string" calcext:value-type="string">
            <text:p>Kristina Kvaraciejūtė</text:p>
          </table:table-cell>
          <table:table-cell table:number-columns-repeated="1017"/>
        </table:table-row>
        <table:table-row table:style-name="ro7">
          <table:table-cell table:style-name="ce17" office:value-type="date" office:date-value="2017-01-02" calcext:value-type="date">
            <text:p>2017-01-02</text:p>
          </table:table-cell>
          <table:table-cell table:style-name="ce19" office:value-type="string" calcext:value-type="string">
            <text:p>Lėšų įskaitymas: Į SAVO SĄSKAITĄ, mokėtojas ANDRIUS KVARACIEJUS, asm. kod.: 37205010545, mok. sąsk. LT817300010017767252, SWEDBANK AB, HABALT22XXX, mokesč. sąsk. LT317044064000061387 EUR, operac. Nr. 0240720170102001200016312, Nr. sistemoje 999SCTI17002A54Q, pervedama suma 12000,00 EUR, sąskaitos valiutos keitimo kursas į EUR 1,00000</text:p>
          </table:table-cell>
          <table:table-cell table:style-name="ce19"/>
          <table:table-cell table:style-name="ce21" office:value-type="float" office:value="12000" calcext:value-type="float">
            <text:p>12.000,00</text:p>
          </table:table-cell>
          <table:table-cell table:style-name="ce24" table:formula="of:=ISNUMBER(SEARCH([.E$2];[.$B3]))" office:value-type="boolean" office:boolean-value="false" calcext:value-type="boolean">
            <text:p>NETEISINGAI</text:p>
          </table:table-cell>
          <table:table-cell table:style-name="ce24" table:formula="of:=ISNUMBER(SEARCH([.F$2];[.$B3]))" office:value-type="boolean" office:boolean-value="false" calcext:value-type="boolean">
            <text:p>NETEISINGAI</text:p>
          </table:table-cell>
          <table:table-cell table:style-name="ce24" table:formula="of:=ISNUMBER(SEARCH([.G$2];[.$B3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1">
          <table:table-cell table:style-name="ce17" office:value-type="date" office:date-value="2017-01-02" calcext:value-type="date">
            <text:p>2017-01-02</text:p>
          </table:table-cell>
          <table:table-cell table:style-name="ce19" office:value-type="string" calcext:value-type="string">
            <text:p>Komisinis mokestis už lėšų įskaitymą (1 x 0.41 EUR)</text:p>
          </table:table-cell>
          <table:table-cell table:style-name="ce21" office:value-type="float" office:value="0.41" calcext:value-type="float">
            <text:p>0,41</text:p>
          </table:table-cell>
          <table:table-cell table:style-name="ce19"/>
          <table:table-cell table:style-name="ce24" table:formula="of:=ISNUMBER(SEARCH([.E$2];[.$B4]))" office:value-type="boolean" office:boolean-value="false" calcext:value-type="boolean">
            <text:p>NETEISINGAI</text:p>
          </table:table-cell>
          <table:table-cell table:style-name="ce24" table:formula="of:=ISNUMBER(SEARCH([.F$2];[.$B4]))" office:value-type="boolean" office:boolean-value="false" calcext:value-type="boolean">
            <text:p>NETEISINGAI</text:p>
          </table:table-cell>
          <table:table-cell table:style-name="ce24" table:formula="of:=ISNUMBER(SEARCH([.G$2];[.$B4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1">
          <table:table-cell table:style-name="ce17" office:value-type="date" office:date-value="2017-01-12" calcext:value-type="date">
            <text:p>2017-01-12</text:p>
          </table:table-cell>
          <table:table-cell table:style-name="ce19" office:value-type="string" calcext:value-type="string">
            <text:p>Komisinis mokestis už pervedimą banko viduje (2 x 0.29 EUR)</text:p>
          </table:table-cell>
          <table:table-cell table:style-name="ce21" office:value-type="float" office:value="0.58" calcext:value-type="float">
            <text:p>0,58</text:p>
          </table:table-cell>
          <table:table-cell table:style-name="ce19"/>
          <table:table-cell table:style-name="ce24" table:formula="of:=ISNUMBER(SEARCH([.E$2];[.$B5]))" office:value-type="boolean" office:boolean-value="false" calcext:value-type="boolean">
            <text:p>NETEISINGAI</text:p>
          </table:table-cell>
          <table:table-cell table:style-name="ce24" table:formula="of:=ISNUMBER(SEARCH([.F$2];[.$B5]))" office:value-type="boolean" office:boolean-value="false" calcext:value-type="boolean">
            <text:p>NETEISINGAI</text:p>
          </table:table-cell>
          <table:table-cell table:style-name="ce24" table:formula="of:=ISNUMBER(SEARCH([.G$2];[.$B5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1">
          <table:table-cell table:style-name="ce17" office:value-type="date" office:date-value="2017-01-16" calcext:value-type="date">
            <text:p>2017-01-16</text:p>
          </table:table-cell>
          <table:table-cell table:style-name="ce19" office:value-type="string" calcext:value-type="string">
            <text:p>Komisinis mokestis už pervedimą banko viduje (1 x 0.29 EUR)</text:p>
          </table:table-cell>
          <table:table-cell table:style-name="ce21" office:value-type="float" office:value="0.29" calcext:value-type="float">
            <text:p>0,29</text:p>
          </table:table-cell>
          <table:table-cell table:style-name="ce19"/>
          <table:table-cell table:style-name="ce24" table:formula="of:=ISNUMBER(SEARCH([.E$2];[.$B6]))" office:value-type="boolean" office:boolean-value="false" calcext:value-type="boolean">
            <text:p>NETEISINGAI</text:p>
          </table:table-cell>
          <table:table-cell table:style-name="ce24" table:formula="of:=ISNUMBER(SEARCH([.F$2];[.$B6]))" office:value-type="boolean" office:boolean-value="false" calcext:value-type="boolean">
            <text:p>NETEISINGAI</text:p>
          </table:table-cell>
          <table:table-cell table:style-name="ce24" table:formula="of:=ISNUMBER(SEARCH([.G$2];[.$B6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7">
          <table:table-cell table:style-name="ce17" office:value-type="date" office:date-value="2017-05-03" calcext:value-type="date">
            <text:p>2017-05-03</text:p>
          </table:table-cell>
          <table:table-cell table:style-name="ce19" office:value-type="string" calcext:value-type="string">
            <text:p>Lėšų pervedimas banko viduje: Į savo sąskaitą, dok. nr. 2641195846, gavėjas Andrius Kvaraciejus, gav. sąsk. LT207044000850614663 EUR, AB SEB bankas, operac. Nr. 0237420170503000200205539, pervedama suma -50,00 EUR, sąskaitos valiutos keitimo kursas į EUR 1,00000</text:p>
          </table:table-cell>
          <table:table-cell table:style-name="ce21" office:value-type="float" office:value="50" calcext:value-type="float">
            <text:p>50,00</text:p>
          </table:table-cell>
          <table:table-cell table:style-name="ce19"/>
          <table:table-cell table:style-name="ce24" table:formula="of:=ISNUMBER(SEARCH([.E$2];[.$B7]))" office:value-type="boolean" office:boolean-value="false" calcext:value-type="boolean">
            <text:p>NETEISINGAI</text:p>
          </table:table-cell>
          <table:table-cell table:style-name="ce24" table:formula="of:=ISNUMBER(SEARCH([.F$2];[.$B7]))" office:value-type="boolean" office:boolean-value="false" calcext:value-type="boolean">
            <text:p>NETEISINGAI</text:p>
          </table:table-cell>
          <table:table-cell table:style-name="ce24" table:formula="of:=ISNUMBER(SEARCH([.G$2];[.$B7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7">
          <table:table-cell table:style-name="ce17" office:value-type="date" office:date-value="2017-05-03" calcext:value-type="date">
            <text:p>2017-05-03</text:p>
          </table:table-cell>
          <table:table-cell table:style-name="ce19" office:value-type="string" calcext:value-type="string">
            <text:p>Lėšų pervedimas banko viduje: Į savo sąskaitą, dok. nr. 2641196502, gavėjas Andrius Kvaraciejus, gav. sąsk. LT667044060000222010 EUR, AB SEB bankas, operac. Nr. 0237420170503000200205799, pervedama suma -250,00 EUR, sąskaitos valiutos keitimo kursas į EUR 1,00000</text:p>
          </table:table-cell>
          <table:table-cell table:style-name="ce21" office:value-type="float" office:value="250" calcext:value-type="float">
            <text:p>250,00</text:p>
          </table:table-cell>
          <table:table-cell table:style-name="ce19"/>
          <table:table-cell table:style-name="ce24" table:formula="of:=ISNUMBER(SEARCH([.E$2];[.$B8]))" office:value-type="boolean" office:boolean-value="false" calcext:value-type="boolean">
            <text:p>NETEISINGAI</text:p>
          </table:table-cell>
          <table:table-cell table:style-name="ce24" table:formula="of:=ISNUMBER(SEARCH([.F$2];[.$B8]))" office:value-type="boolean" office:boolean-value="false" calcext:value-type="boolean">
            <text:p>NETEISINGAI</text:p>
          </table:table-cell>
          <table:table-cell table:style-name="ce24" table:formula="of:=ISNUMBER(SEARCH([.G$2];[.$B8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7">
          <table:table-cell table:style-name="ce17" office:value-type="date" office:date-value="2017-05-05" calcext:value-type="date">
            <text:p>2017-05-05</text:p>
          </table:table-cell>
          <table:table-cell table:style-name="ce19" office:value-type="string" calcext:value-type="string">
            <text:p>Lėšų pervedimas banko viduje: MB apmoketa kliento nr. 12579605, dok. nr. 11073622, unik. mokėj. kodas 12579605, asm. kod.: 37205010545, gavėjas UAB ,,Bitė Lietuva'', gav. sąsk. LT577044060001130868 EUR, AB SEB bankas, operac. Nr. 0237420170505000300356269, pervedama suma -20,25 EUR, sąskaitos valiutos keitimo kursas į EUR 1,00000, mokėjimo tipas Garantija užtikrintas elektroninis mokėjimas</text:p>
          </table:table-cell>
          <table:table-cell table:style-name="ce21" office:value-type="float" office:value="20.25" calcext:value-type="float">
            <text:p>20,25</text:p>
          </table:table-cell>
          <table:table-cell table:style-name="ce19"/>
          <table:table-cell table:style-name="ce24" table:formula="of:=ISNUMBER(SEARCH([.E$2];[.$B9]))" office:value-type="boolean" office:boolean-value="false" calcext:value-type="boolean">
            <text:p>NETEISINGAI</text:p>
          </table:table-cell>
          <table:table-cell table:style-name="ce24" table:formula="of:=ISNUMBER(SEARCH([.F$2];[.$B9]))" office:value-type="boolean" office:boolean-value="false" calcext:value-type="boolean">
            <text:p>NETEISINGAI</text:p>
          </table:table-cell>
          <table:table-cell table:style-name="ce24" table:formula="of:=ISNUMBER(SEARCH([.G$2];[.$B9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7">
          <table:table-cell table:style-name="ce17" office:value-type="date" office:date-value="2017-05-08" calcext:value-type="date">
            <text:p>2017-05-08</text:p>
          </table:table-cell>
          <table:table-cell table:style-name="ce19" office:value-type="string" calcext:value-type="string">
            <text:p>Lėšų pervedimas banko viduje: Į savo sąskaitą, dok. nr. 2645114893, gavėjas Andrius Kvaraciejus, gav. sąsk. LT207044000850614663 EUR, AB SEB bankas, operac. Nr. 0237420170508000300117420, pervedama suma -200,00 EUR, sąskaitos valiutos keitimo kursas į EUR 1,00000</text:p>
          </table:table-cell>
          <table:table-cell table:style-name="ce21" office:value-type="float" office:value="200" calcext:value-type="float">
            <text:p>200,00</text:p>
          </table:table-cell>
          <table:table-cell table:style-name="ce19"/>
          <table:table-cell table:style-name="ce24" table:formula="of:=ISNUMBER(SEARCH([.E$2];[.$B10]))" office:value-type="boolean" office:boolean-value="false" calcext:value-type="boolean">
            <text:p>NETEISINGAI</text:p>
          </table:table-cell>
          <table:table-cell table:style-name="ce24" table:formula="of:=ISNUMBER(SEARCH([.F$2];[.$B10]))" office:value-type="boolean" office:boolean-value="false" calcext:value-type="boolean">
            <text:p>NETEISINGAI</text:p>
          </table:table-cell>
          <table:table-cell table:style-name="ce24" table:formula="of:=ISNUMBER(SEARCH([.G$2];[.$B10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7">
          <table:table-cell table:style-name="ce17" office:value-type="date" office:date-value="2017-05-16" calcext:value-type="date">
            <text:p>2017-05-16</text:p>
          </table:table-cell>
          <table:table-cell table:style-name="ce19" office:value-type="string" calcext:value-type="string">
            <text:p>Lėšų įskaitymas: Į savo sąskaitą, dok. nr. 2654715523, mokėtojas Andrius Kvaraciejus, mok. įm. / a. k. 37205010545, mok. sąsk. LT207044000850614663 EUR, AB SEB bankas, operac. Nr. 0237420170516000300283090, pervedama suma 150,00 EUR, sąskaitos valiutos keitimo kursas į EUR 1,00000</text:p>
          </table:table-cell>
          <table:table-cell table:style-name="ce19"/>
          <table:table-cell table:style-name="ce21" office:value-type="float" office:value="150" calcext:value-type="float">
            <text:p>150,00</text:p>
          </table:table-cell>
          <table:table-cell table:style-name="ce24" table:formula="of:=ISNUMBER(SEARCH([.E$2];[.$B11]))" office:value-type="boolean" office:boolean-value="false" calcext:value-type="boolean">
            <text:p>NETEISINGAI</text:p>
          </table:table-cell>
          <table:table-cell table:style-name="ce24" table:formula="of:=ISNUMBER(SEARCH([.F$2];[.$B11]))" office:value-type="boolean" office:boolean-value="false" calcext:value-type="boolean">
            <text:p>NETEISINGAI</text:p>
          </table:table-cell>
          <table:table-cell table:style-name="ce24" table:formula="of:=ISNUMBER(SEARCH([.G$2];[.$B11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7">
          <table:table-cell table:style-name="ce17" office:value-type="date" office:date-value="2017-08-08" calcext:value-type="date">
            <text:p>2017-08-08</text:p>
          </table:table-cell>
          <table:table-cell table:style-name="ce19" office:value-type="string" calcext:value-type="string">
            <text:p>Lėšų pervedimas banko viduje: Į savo sąskaitą, dok. nr. 2735138371, gavėjas Andrius Kvaraciejus, gav. sąsk. LT407044000982610933 EUR, AB SEB bankas, operac. Nr. 0237420170808000200171093, pervedama suma -300,00 EUR, sąskaitos valiutos keitimo kursas į EUR 1,00000</text:p>
          </table:table-cell>
          <table:table-cell table:style-name="ce21" office:value-type="float" office:value="300" calcext:value-type="float">
            <text:p>300,00</text:p>
          </table:table-cell>
          <table:table-cell table:style-name="ce19"/>
          <table:table-cell table:style-name="ce24" table:formula="of:=ISNUMBER(SEARCH([.E$2];[.$B12]))" office:value-type="boolean" office:boolean-value="false" calcext:value-type="boolean">
            <text:p>NETEISINGAI</text:p>
          </table:table-cell>
          <table:table-cell table:style-name="ce24" table:formula="of:=ISNUMBER(SEARCH([.F$2];[.$B12]))" office:value-type="boolean" office:boolean-value="false" calcext:value-type="boolean">
            <text:p>NETEISINGAI</text:p>
          </table:table-cell>
          <table:table-cell table:style-name="ce24" table:formula="of:=ISNUMBER(SEARCH([.G$2];[.$B12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7">
          <table:table-cell table:style-name="ce17" office:value-type="date" office:date-value="2017-10-04" calcext:value-type="date">
            <text:p>2017-10-04</text:p>
          </table:table-cell>
          <table:table-cell table:style-name="ce19" office:value-type="string" calcext:value-type="string">
            <text:p>Lėšų pervedimas banko viduje: Į savo sąskaitą, dok. nr. 2789595356, gavėjas Andrius Kvaraciejus, gav. sąsk. LT207044000850614663 EUR, AB SEB bankas, operac. Nr. 0237420171004000100201196, pervedama suma -50,00 EUR, sąskaitos valiutos keitimo kursas į EUR 1,00000</text:p>
          </table:table-cell>
          <table:table-cell table:style-name="ce21" office:value-type="float" office:value="50" calcext:value-type="float">
            <text:p>50,00</text:p>
          </table:table-cell>
          <table:table-cell table:style-name="ce19"/>
          <table:table-cell table:style-name="ce24" table:formula="of:=ISNUMBER(SEARCH([.E$2];[.$B13]))" office:value-type="boolean" office:boolean-value="false" calcext:value-type="boolean">
            <text:p>NETEISINGAI</text:p>
          </table:table-cell>
          <table:table-cell table:style-name="ce24" table:formula="of:=ISNUMBER(SEARCH([.F$2];[.$B13]))" office:value-type="boolean" office:boolean-value="false" calcext:value-type="boolean">
            <text:p>NETEISINGAI</text:p>
          </table:table-cell>
          <table:table-cell table:style-name="ce24" table:formula="of:=ISNUMBER(SEARCH([.G$2];[.$B13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7">
          <table:table-cell table:style-name="ce17" office:value-type="date" office:date-value="2017-10-05" calcext:value-type="date">
            <text:p>2017-10-05</text:p>
          </table:table-cell>
          <table:table-cell table:style-name="ce19" office:value-type="string" calcext:value-type="string">
            <text:p>Lėšų pervedimas banko viduje: Oktoberfest, dok. nr. 424, gavėjas Ignas Mykolaitis, gav. sąsk. LT547044060005692250 EUR, AB SEB bankas, operac. Nr. 0237420171005000100304995, pervedama suma -73,00 EUR, sąskaitos valiutos keitimo kursas į EUR 1,00000</text:p>
          </table:table-cell>
          <table:table-cell table:style-name="ce21" office:value-type="float" office:value="73" calcext:value-type="float">
            <text:p>73,00</text:p>
          </table:table-cell>
          <table:table-cell table:style-name="ce19"/>
          <table:table-cell table:style-name="ce24" table:formula="of:=ISNUMBER(SEARCH([.E$2];[.$B14]))" office:value-type="boolean" office:boolean-value="false" calcext:value-type="boolean">
            <text:p>NETEISINGAI</text:p>
          </table:table-cell>
          <table:table-cell table:style-name="ce24" table:formula="of:=ISNUMBER(SEARCH([.F$2];[.$B14]))" office:value-type="boolean" office:boolean-value="false" calcext:value-type="boolean">
            <text:p>NETEISINGAI</text:p>
          </table:table-cell>
          <table:table-cell table:style-name="ce24" table:formula="of:=ISNUMBER(SEARCH([.G$2];[.$B14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7">
          <table:table-cell table:style-name="ce17" office:value-type="date" office:date-value="2017-10-10" calcext:value-type="date">
            <text:p>2017-10-10</text:p>
          </table:table-cell>
          <table:table-cell table:style-name="ce19" office:value-type="string" calcext:value-type="string">
            <text:p>Lėšų pervedimas banko viduje: MB apmoketa kliento nr. 12579605, dok. nr. 11804071, unik. mokėj. kodas 12579605, gavėjas UAB ,,Bitė Lietuva'', gav. sąsk. LT577044060001130868 EUR, AB SEB bankas, operac. Nr. 0237420171010000300346670, pervedama suma -23,16 EUR, sąskaitos valiutos keitimo kursas į EUR 1,00000, mokėjimo tipas Garantija užtikrintas elektroninis mokėjimas</text:p>
          </table:table-cell>
          <table:table-cell table:style-name="ce21" office:value-type="float" office:value="23.16" calcext:value-type="float">
            <text:p>23,16</text:p>
          </table:table-cell>
          <table:table-cell table:style-name="ce19"/>
          <table:table-cell table:style-name="ce24" table:formula="of:=ISNUMBER(SEARCH([.E$2];[.$B15]))" office:value-type="boolean" office:boolean-value="false" calcext:value-type="boolean">
            <text:p>NETEISINGAI</text:p>
          </table:table-cell>
          <table:table-cell table:style-name="ce24" table:formula="of:=ISNUMBER(SEARCH([.F$2];[.$B15]))" office:value-type="boolean" office:boolean-value="false" calcext:value-type="boolean">
            <text:p>NETEISINGAI</text:p>
          </table:table-cell>
          <table:table-cell table:style-name="ce24" table:formula="of:=ISNUMBER(SEARCH([.G$2];[.$B15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7">
          <table:table-cell table:style-name="ce17" office:value-type="date" office:date-value="2017-11-29" calcext:value-type="date">
            <text:p>2017-11-29</text:p>
          </table:table-cell>
          <table:table-cell table:style-name="ce19" office:value-type="string" calcext:value-type="string">
            <text:p>Lėšų pervedimas banko viduje: Į savo sąskaitą, dok. nr. 2847090497, gavėjas Andrius Kvaraciejus, gav. sąsk. LT207044000850614663 EUR, AB SEB bankas, operac. Nr. 0237420171129000300197078, pervedama suma -550,00 EUR, sąskaitos valiutos keitimo kursas į EUR 1,00000</text:p>
          </table:table-cell>
          <table:table-cell table:style-name="ce21" office:value-type="float" office:value="550" calcext:value-type="float">
            <text:p>550,00</text:p>
          </table:table-cell>
          <table:table-cell table:style-name="ce19"/>
          <table:table-cell table:style-name="ce24" table:formula="of:=ISNUMBER(SEARCH([.E$2];[.$B16]))" office:value-type="boolean" office:boolean-value="false" calcext:value-type="boolean">
            <text:p>NETEISINGAI</text:p>
          </table:table-cell>
          <table:table-cell table:style-name="ce24" table:formula="of:=ISNUMBER(SEARCH([.F$2];[.$B16]))" office:value-type="boolean" office:boolean-value="false" calcext:value-type="boolean">
            <text:p>NETEISINGAI</text:p>
          </table:table-cell>
          <table:table-cell table:style-name="ce24" table:formula="of:=ISNUMBER(SEARCH([.G$2];[.$B16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7">
          <table:table-cell table:style-name="ce17" office:value-type="date" office:date-value="2017-12-08" calcext:value-type="date">
            <text:p>2017-12-08</text:p>
          </table:table-cell>
          <table:table-cell table:style-name="ce19" office:value-type="string" calcext:value-type="string">
            <text:p>Lėšų pervedimas banko viduje: Už blykstę, dok. nr. 436, gavėjas Linas Liugas, gav. sąsk. LT807044000082616277 EUR, AB SEB bankas, operac. Nr. 0237420171208000100074053, pervedama suma -170,00 EUR, sąskaitos valiutos keitimo kursas į EUR 1,00000</text:p>
          </table:table-cell>
          <table:table-cell table:style-name="ce21" office:value-type="float" office:value="170" calcext:value-type="float">
            <text:p>170,00</text:p>
          </table:table-cell>
          <table:table-cell table:style-name="ce19"/>
          <table:table-cell table:style-name="ce24" table:formula="of:=ISNUMBER(SEARCH([.E$2];[.$B17]))" office:value-type="boolean" office:boolean-value="false" calcext:value-type="boolean">
            <text:p>NETEISINGAI</text:p>
          </table:table-cell>
          <table:table-cell table:style-name="ce24" table:formula="of:=ISNUMBER(SEARCH([.F$2];[.$B17]))" office:value-type="boolean" office:boolean-value="false" calcext:value-type="boolean">
            <text:p>NETEISINGAI</text:p>
          </table:table-cell>
          <table:table-cell table:style-name="ce24" table:formula="of:=ISNUMBER(SEARCH([.G$2];[.$B17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7">
          <table:table-cell table:style-name="ce17" office:value-type="date" office:date-value="2017-12-15" calcext:value-type="date">
            <text:p>2017-12-15</text:p>
          </table:table-cell>
          <table:table-cell table:style-name="ce19" office:value-type="string" calcext:value-type="string">
            <text:p>Lėšų pervedimas banko viduje: Į savo sąskaitą, dok. nr. 2864424545, gavėjas Andrius Kvaraciejus, gav. sąsk. LT667044060000222010 EUR, AB SEB bankas, operac. Nr. 0237420171215000300179206, pervedama suma -200,00 EUR, sąskaitos valiutos keitimo kursas į EUR 1,00000</text:p>
          </table:table-cell>
          <table:table-cell table:style-name="ce21" office:value-type="float" office:value="200" calcext:value-type="float">
            <text:p>200,00</text:p>
          </table:table-cell>
          <table:table-cell table:style-name="ce19"/>
          <table:table-cell table:style-name="ce24" table:formula="of:=ISNUMBER(SEARCH([.E$2];[.$B18]))" office:value-type="boolean" office:boolean-value="false" calcext:value-type="boolean">
            <text:p>NETEISINGAI</text:p>
          </table:table-cell>
          <table:table-cell table:style-name="ce24" table:formula="of:=ISNUMBER(SEARCH([.F$2];[.$B18]))" office:value-type="boolean" office:boolean-value="false" calcext:value-type="boolean">
            <text:p>NETEISINGAI</text:p>
          </table:table-cell>
          <table:table-cell table:style-name="ce24" table:formula="of:=ISNUMBER(SEARCH([.G$2];[.$B18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7">
          <table:table-cell table:style-name="ce17" office:value-type="date" office:date-value="2017-12-28" calcext:value-type="date">
            <text:p>2017-12-28</text:p>
          </table:table-cell>
          <table:table-cell table:style-name="ce19" office:value-type="string" calcext:value-type="string">
            <text:p>Lėšų pervedimas banko viduje: Į savo sąskaitą, dok. nr. 2877103362, gavėjas Andrius Kvaraciejus, gav. sąsk. LT207044000850614663 EUR, AB SEB bankas, operac. Nr. 0237420171228000200208318, pervedama suma -3500,00 EUR, sąskaitos valiutos keitimo kursas į EUR 1,00000</text:p>
          </table:table-cell>
          <table:table-cell table:style-name="ce21" office:value-type="float" office:value="3500" calcext:value-type="float">
            <text:p>3.500,00</text:p>
          </table:table-cell>
          <table:table-cell table:style-name="ce19"/>
          <table:table-cell table:style-name="ce24" table:formula="of:=ISNUMBER(SEARCH([.E$2];[.$B19]))" office:value-type="boolean" office:boolean-value="false" calcext:value-type="boolean">
            <text:p>NETEISINGAI</text:p>
          </table:table-cell>
          <table:table-cell table:style-name="ce24" table:formula="of:=ISNUMBER(SEARCH([.F$2];[.$B19]))" office:value-type="boolean" office:boolean-value="false" calcext:value-type="boolean">
            <text:p>NETEISINGAI</text:p>
          </table:table-cell>
          <table:table-cell table:style-name="ce24" table:formula="of:=ISNUMBER(SEARCH([.G$2];[.$B19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7">
          <table:table-cell table:style-name="ce17" office:value-type="date" office:date-value="2017-12-28" calcext:value-type="date">
            <text:p>2017-12-28</text:p>
          </table:table-cell>
          <table:table-cell table:style-name="ce19" office:value-type="string" calcext:value-type="string">
            <text:p>Lėšų pervedimas banko viduje: Į savo sąskaitą, dok. nr. 2877104517, gavėjas Andrius Kvaraciejus, gav. sąsk. LT667044060000222010 EUR, AB SEB bankas, operac. Nr. 0237420171228000200208599, pervedama suma -500,00 EUR, sąskaitos valiutos keitimo kursas į EUR 1,00000</text:p>
          </table:table-cell>
          <table:table-cell table:style-name="ce21" office:value-type="float" office:value="500" calcext:value-type="float">
            <text:p>500,00</text:p>
          </table:table-cell>
          <table:table-cell table:style-name="ce19"/>
          <table:table-cell table:style-name="ce24" table:formula="of:=ISNUMBER(SEARCH([.E$2];[.$B20]))" office:value-type="boolean" office:boolean-value="false" calcext:value-type="boolean">
            <text:p>NETEISINGAI</text:p>
          </table:table-cell>
          <table:table-cell table:style-name="ce24" table:formula="of:=ISNUMBER(SEARCH([.F$2];[.$B20]))" office:value-type="boolean" office:boolean-value="false" calcext:value-type="boolean">
            <text:p>NETEISINGAI</text:p>
          </table:table-cell>
          <table:table-cell table:style-name="ce24" table:formula="of:=ISNUMBER(SEARCH([.G$2];[.$B20]))" office:value-type="boolean" office:boolean-value="false" calcext:value-type="boolean">
            <text:p>NETEISINGAI</text:p>
          </table:table-cell>
          <table:table-cell table:number-columns-repeated="1017"/>
        </table:table-row>
        <table:table-row table:style-name="ro1" table:number-rows-repeated="594">
          <table:table-cell table:style-name="Default" table:number-columns-repeated="1024"/>
        </table:table-row>
        <table:table-row table:style-name="ro1" table:number-rows-repeated="10479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ForDelete.A3:ForDelete.AMJ22" table:contains-header="false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top"/>
      <style:text-properties style:use-window-font-color="true"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>
        <style:header-footer-properties fo:min-height="7.5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387_5f_EUR" style:display-name="PageStyle_1387_EUR" style:page-layout-name="Mpm3">
      <style:header style:display="false"/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heet-name>???</text:sheet-name></text:p>
        </style:region-right>
      </style:footer>
      <style:footer-left style:display="false"/>
    </style:master-page>
    <style:master-page style:name="PageStyle_5f_1387_5f_USD" style:display-name="PageStyle_1387_USD" style:page-layout-name="Mpm3">
      <style:header style:display="false"/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17:05:53.110265151</dc:date>
    <dc:creator>Andrius </dc:creator>
    <meta:editing-duration>PT12M39S</meta:editing-duration>
    <meta:editing-cycles>1</meta:editing-cycles>
    <meta:document-statistic meta:table-count="2" meta:cell-count="166" meta:object-count="0"/>
    <meta:generator>LibreOffice/5.0.6.2$Linux_X86_64 LibreOffice_project/00m0$Build-2</meta:generator>
  </office:meta>
</office:document-meta>
</file>